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1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ce1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2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number-columns-repeated="2"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2" office:value-type="float" office:value="20">
            <text:p>20</text:p>
          </table:table-cell>
          <table:table-cell table:style-name="Default" office:value-type="float" office:value="20">
            <text:p>20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2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number-columns-repeated="2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2"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 table:number-columns-repeated="2"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2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2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/>
          <table:table-cell table:style-name="ce10" office:value-type="string">
            <text:p>teoriche</text:p>
          </table:table-cell>
          <table:table-cell table:style-name="ce10" office:value-type="string">
            <text:p>reali</text:p>
          </table:table-cell>
          <table:table-cell/>
        </table:table-row>
        <table:table-row table:style-name="ro1">
          <table:table-cell/>
          <table:table-cell table:style-name="ce2" office:value-type="string">
            <text:p>PRE RR</text:p>
          </table:table-cell>
          <table:table-cell table:style-name="ce4" office:value-type="string">
            <text:p>RR-RPP</text:p>
          </table:table-cell>
          <table:table-cell table:style-name="ce4" office:value-type="string">
            <text:p>RPP-RQ</text:p>
          </table:table-cell>
          <table:table-cell table:style-name="ce4" office:value-type="string">
            <text:p>RQ-RA</text:p>
          </table:table-cell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 office:value-type="string">
            <text:p>tot.ore lavoro</text:p>
          </table:table-cell>
          <table:table-cell table:style-name="ce10" office:value-type="float" office:value="630">
            <text:p>630</text:p>
          </table:table-cell>
          <table:table-cell table:style-name="ce11" table:formula="oooc:=SUM([.F8:.F13])" office:value-type="float" office:value="630">
            <text:p>630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2">
            <text:p>22</text:p>
          </table:table-cell>
          <table:table-cell table:style-name="ce3" table:formula="oooc:=SUM([.C8:.E8])" office:value-type="float" office:value="89">
            <text:p>89</text:p>
          </table:table-cell>
          <table:table-cell table:style-name="ce9" table:formula="oooc:=[.F8]*[.G1]" office:value-type="float" office:value="2670">
            <text:p>2670</text:p>
          </table:table-cell>
          <table:table-cell office:value-type="float" office:value="10">
            <text:p>10</text:p>
          </table:table-cell>
          <table:table-cell table:formula="oooc:=([.F8]*100)/630" office:value-type="float" office:value="14.1269841269841">
            <text:p>14,13</text:p>
          </table:table-cell>
          <table:table-cell table:formula="oooc:=([.G8]*100)/13007" office:value-type="float" office:value="20.5274083185977">
            <text:p>20,53</text:p>
          </table:table-cell>
          <table:table-cell table:style-name="ce12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4">
            <text:p>24</text:p>
          </table:table-cell>
          <table:table-cell table:style-name="ce3" table:formula="oooc:=SUM([.C9:.E9])" office:value-type="float" office:value="94">
            <text:p>94</text:p>
          </table:table-cell>
          <table:table-cell table:style-name="ce9" table:formula="oooc:=[.F9]*[.G2]" office:value-type="float" office:value="1880">
            <text:p>1880</text:p>
          </table:table-cell>
          <table:table-cell office:value-type="float" office:value="20">
            <text:p>20</text:p>
          </table:table-cell>
          <table:table-cell table:formula="oooc:=([.F9]*100)/630" office:value-type="float" office:value="14.9206349206349">
            <text:p>14,92</text:p>
          </table:table-cell>
          <table:table-cell table:formula="oooc:=([.G9]*100)/13007" office:value-type="float" office:value="14.4537556700238">
            <text:p>14,45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5" office:value-type="float" office:value="45">
            <text:p>45</text:p>
          </table:table-cell>
          <table:table-cell table:number-columns-repeated="2" table:style-name="ce5" office:value-type="float" office:value="0">
            <text:p>0</text:p>
          </table:table-cell>
          <table:table-cell table:style-name="ce3" table:formula="oooc:=SUM([.C10:.E10])" office:value-type="float" office:value="45">
            <text:p>45</text:p>
          </table:table-cell>
          <table:table-cell table:style-name="ce9" table:formula="oooc:=[.F10]*[.G3]" office:value-type="float" office:value="1125">
            <text:p>1125</text:p>
          </table:table-cell>
          <table:table-cell office:value-type="float" office:value="20">
            <text:p>20</text:p>
          </table:table-cell>
          <table:table-cell table:formula="oooc:=([.F10]*100)/630" office:value-type="float" office:value="7.14285714285714">
            <text:p>7,14</text:p>
          </table:table-cell>
          <table:table-cell table:formula="oooc:=([.G10]*100)/13007" office:value-type="float" office:value="8.64918889828554">
            <text:p>8,6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style-name="ce3" table:formula="oooc:=SUM([.C11:.E11])" office:value-type="float" office:value="150">
            <text:p>150</text:p>
          </table:table-cell>
          <table:table-cell table:style-name="ce9" table:formula="oooc:=[.F11]*[.G4]" office:value-type="float" office:value="3300">
            <text:p>3300</text:p>
          </table:table-cell>
          <table:table-cell office:value-type="float" office:value="20">
            <text:p>20</text:p>
          </table:table-cell>
          <table:table-cell table:formula="oooc:=([.F11]*100)/630" office:value-type="float" office:value="23.8095238095238">
            <text:p>23,81</text:p>
          </table:table-cell>
          <table:table-cell table:formula="oooc:=([.G11]*100)/13007" office:value-type="float" office:value="25.3709541016376">
            <text:p>25,37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3" table:formula="oooc:=SUM([.C12:.E12])" office:value-type="float" office:value="90">
            <text:p>90</text:p>
          </table:table-cell>
          <table:table-cell table:style-name="ce9" table:formula="oooc:=[.F12]*[.G5]" office:value-type="float" office:value="1440">
            <text:p>1440</text:p>
          </table:table-cell>
          <table:table-cell office:value-type="float" office:value="15">
            <text:p>15</text:p>
          </table:table-cell>
          <table:table-cell table:formula="oooc:=([.F12]*100)/630" office:value-type="float" office:value="14.2857142857143">
            <text:p>14,29</text:p>
          </table:table-cell>
          <table:table-cell table:formula="oooc:=([.G12]*100)/13007" office:value-type="float" office:value="11.0709617898055">
            <text:p>11,07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30">
            <text:p>30</text:p>
          </table:table-cell>
          <table:table-cell table:style-name="ce3" table:formula="oooc:=SUM([.C13:.E13])" office:value-type="float" office:value="162">
            <text:p>162</text:p>
          </table:table-cell>
          <table:table-cell table:style-name="ce9" table:formula="oooc:=[.F13]*[.G6]" office:value-type="float" office:value="2592">
            <text:p>2592</text:p>
          </table:table-cell>
          <table:table-cell office:value-type="float" office:value="15">
            <text:p>15</text:p>
          </table:table-cell>
          <table:table-cell table:formula="oooc:=([.F13]*100)/630" office:value-type="float" office:value="25.7142857142857">
            <text:p>25,71</text:p>
          </table:table-cell>
          <table:table-cell table:formula="oooc:=([.G13]*100)/13007" office:value-type="float" office:value="19.9277312216499">
            <text:p>19,93</text:p>
          </table:table-cell>
          <table:table-cell/>
        </table:table-row>
        <table:table-row table:style-name="ro1">
          <table:table-cell table:number-columns-repeated="2"/>
          <table:table-cell table:style-name="ce6" table:formula="oooc:=SUM([.C8]*[.D1]+[.C9]*[.D2]+[.C10]*[.D3]+[.C11]*[.D4]+[.C12]*[.D5]+[.C13]*[.D6])" office:value-type="float" office:value="4181">
            <text:p>4181</text:p>
          </table:table-cell>
          <table:table-cell table:style-name="ce6" table:formula="oooc:=SUM([.D8]*[.E1]+[.D9]*[.E2]+[.D10]*[.E3]+[.D11]*[.E4]+[.D12]*[.E5]+[.D13]*[.E6])" office:value-type="float" office:value="7206">
            <text:p>7206</text:p>
          </table:table-cell>
          <table:table-cell table:style-name="ce6" table:formula="oooc:=SUM([.E8]*[.F1]+[.E9]*[.F2]+[.E10]*[.F3]+[.E11]*[.F4]+[.E12]*[.F5]+[.E13]*[.F6])" office:value-type="float" office:value="1620">
            <text:p>1620</text:p>
          </table:table-cell>
          <table:table-cell table:style-name="ce8" table:formula="oooc:=SUM([.F8]*[.G1]+[.F9]*[.G2]+[.F10]*[.G3]+[.F11]*[.G4]+[.F12]*[.G5]+[.F13]*[.G6])" office:value-type="float" office:value="13007">
            <text:p>13007</text:p>
          </table:table-cell>
          <table:table-cell table:style-name="ce9"/>
          <table:table-cell>
            <draw:frame table:end-cell-address="Totale.L28" table:end-x="1.078cm" table:end-y="0.007cm" draw:z-index="0" draw:style-name="gr1" svg:width="7.999cm" svg:height="6.999cm" svg:x="2.111cm" svg:y="0.044cm">
              <draw:object draw:notify-on-update-of-ranges="Totale.E17:Totale.E17 Totale.E18:Totale.E23 Totale.F17:Totale.F17 Totale.F18:Totale.F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esponsabile</text:p>
          </table:table-cell>
          <table:table-cell table:formula="oooc:=([.F8]*100)/630" office:value-type="float" office:value="14.1269841269841">
            <text:p>14,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mministratore</text:p>
          </table:table-cell>
          <table:table-cell table:formula="oooc:=([.F9]*100)/630" office:value-type="float" office:value="14.9206349206349">
            <text:p>14,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nalista</text:p>
          </table:table-cell>
          <table:table-cell table:formula="oooc:=([.F10]*100)/630" office:value-type="float" office:value="7.14285714285714">
            <text:p>7,14</text:p>
          </table:table-cell>
          <table:table-cell table:number-columns-repeated="5"/>
        </table:table-row>
        <table:table-row table:style-name="ro1">
          <table:table-cell>
            <draw:frame table:end-cell-address="Totale.G38" table:end-x="2.13cm" table:end-y="0.476cm" draw:z-index="1" draw:style-name="gr1" svg:width="15.774cm" svg:height="8.544cm" svg:x="1.24cm" svg:y="0.476cm">
              <draw:object draw:notify-on-update-of-ranges="Totale.E26:Totale.E31 Totale.I29:Totale.I29 Totale.F26:Totale.F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office:value-type="string">
            <text:p>Progettista</text:p>
          </table:table-cell>
          <table:table-cell table:formula="oooc:=([.F11]*100)/630" office:value-type="float" office:value="23.8095238095238">
            <text:p>23,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rogrammatore</text:p>
          </table:table-cell>
          <table:table-cell table:formula="oooc:=([.F12]*100)/630" office:value-type="float" office:value="14.2857142857143">
            <text:p>14,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Verificatore</text:p>
          </table:table-cell>
          <table:table-cell table:formula="oooc:=([.F13]*100)/630" office:value-type="float" office:value="25.7142857142857">
            <text:p>25,71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Responsabile</text:p>
          </table:table-cell>
          <table:table-cell office:value-type="float" office:value="2670">
            <text:p>267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mministratore</text:p>
          </table:table-cell>
          <table:table-cell office:value-type="float" office:value="1880">
            <text:p>188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nalista</text:p>
          </table:table-cell>
          <table:table-cell office:value-type="float" office:value="1125">
            <text:p>11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rogettista</text:p>
          </table:table-cell>
          <table:table-cell office:value-type="float" office:value="3300">
            <text:p>3300</text:p>
          </table:table-cell>
          <table:table-cell table:number-columns-repeated="2"/>
          <table:table-cell office:value-type="string">
            <text:p>Costi (in euro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grammatore</text:p>
          </table:table-cell>
          <table:table-cell office:value-type="float" office:value="1440">
            <text:p>144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Verificatore</text:p>
          </table:table-cell>
          <table:table-cell office:value-type="float" office:value="2592">
            <text:p>2592</text:p>
          </table:table-cell>
          <table:table-cell table:number-columns-repeated="5"/>
        </table:table-row>
      </table:table>
      <table:table table:name="PRER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118cm" table:end-y="0.236cm" draw:z-index="0" draw:style-name="gr1" svg:width="8.008cm" svg:height="6.981cm" svg:x="1.143cm" svg:y="0.291cm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7" office:value-type="string">
            <text:p>RR</text:p>
          </table:table-cell>
          <table:table-cell table:style-name="ce7" table:number-columns-repeated="3"/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ooc:=SUM([.B8:.E8])" office:value-type="float" office:value="20">
            <text:p>20</text:p>
          </table:table-cell>
          <table:table-cell table:style-name="ce9" table:formula="oooc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ooc:=SUM([.B9:.E9])" office:value-type="float" office:value="28">
            <text:p>28</text:p>
          </table:table-cell>
          <table:table-cell table:style-name="ce9" table:formula="oooc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ooc:=SUM([.B10:.E10])" office:value-type="float" office:value="65">
            <text:p>65</text:p>
          </table:table-cell>
          <table:table-cell table:style-name="ce9" table:formula="oooc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ooc:=SUM([.B11:.E11])" office:value-type="float" office:value="10">
            <text:p>10</text:p>
          </table:table-cell>
          <table:table-cell table:style-name="ce9" table:formula="oooc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ooc:=SUM([.B12:.E12])" office:value-type="float" office:value="0">
            <text:p>0</text:p>
          </table:table-cell>
          <table:table-cell table:style-name="ce9" table:formula="oooc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ooc:=SUM([.B13:.E13])" office:value-type="float" office:value="12">
            <text:p>12</text:p>
          </table:table-cell>
          <table:table-cell table:style-name="ce9" table:formula="oooc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6" table:formula="oooc:=SUM([.B8]*[.C1]+[.B9]*[.C2]+[.B10]*[.C3]+[.B11]*[.C4]+[.B12]*[.C5]+[.B13]*[.C6])" office:value-type="float" office:value="3197">
            <text:p>3197</text:p>
          </table:table-cell>
          <table:table-cell table:style-name="ce6" table:number-columns-repeated="3"/>
          <table:table-cell table:style-name="ce6" table:formula="oooc:=SUM([.F8]*[.G1]+[.F9]*[.G2]+[.F10]*[.G3]+[.F11]*[.G4]+[.F12]*[.G5]+[.F13]*[.G6])" office:value-type="float" office:value="3197">
            <text:p>3197</text:p>
          </table:table-cell>
          <table:table-cell table:style-name="ce9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2.212cm" table:end-y="0.129cm" draw:z-index="1" draw:style-name="gr1" svg:width="8.009cm" svg:height="6.98cm" svg:x="0.978cm" svg:y="0.186cm">
              <draw:object draw:notify-on-update-of-ranges="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RRRPP.L22" table:end-x="0.771cm" table:end-y="0.133cm" draw:z-index="0" draw:style-name="gr1" svg:width="18.34cm" svg:height="10.104cm" svg:x="0.496cm" svg:y="0.081cm">
              <draw:object draw:notify-on-update-of-ranges="Totale.E26:Totale.E31 Totale.I29:Totale.I29 Totale.F26:Totale.F3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database-ranges>
        <table:database-range table:target-range-address="Totale.A1:Totale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/12/2008</text:date>, <text:time>00.38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o Bizzotto</meta:initial-creator>
    <meta:creation-date>2008-11-25T15:29:56</meta:creation-date>
    <dc:creator>Davide</dc:creator>
    <dc:date>2008-12-04T00:38:34</dc:date>
    <meta:editing-cycles>20</meta:editing-cycles>
    <meta:editing-duration>PT6H15M51S</meta:editing-duration>
    <meta:user-defined meta:name="Info 1"/>
    <meta:user-defined meta:name="Info 2"/>
    <meta:user-defined meta:name="Info 3"/>
    <meta:user-defined meta:name="Info 4"/>
    <meta:document-statistic meta:table-count="3" meta:cell-count="2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1cm" svg:y="0.139cm" chart:style-name="ch2">
          <text:p>PRE RR</text:p>
        </chart:title>
        <chart:legend chart:legend-position="end" svg:x="5.601cm" svg:y="1.863cm" chart:style-name="ch3"/>
        <chart:plot-area chart:style-name="ch4" table:cell-range-address="PRERR.G8:PRERR.G13 PRERR.A8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1cm" svg:y="4.085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560">
                <text:p>560</text:p>
              </table:table-cell>
              <table:table-cell office:value-type="float" office:value="1625">
                <text:p>162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384277344pt" style:font-size-asian="12.9981384277344pt" style:font-size-complex="12.9981384277344pt"/>
    </style:style>
    <style:style style:name="ch3" style:family="chart">
      <style:graphic-properties draw:stroke="none" svg:stroke-color="#b3b3b3" draw:fill="none" draw:fill-color="#e6e6e6"/>
      <style:text-properties fo:font-size="7.998854637146pt" style:font-size-asian="7.998854637146pt" style:font-size-complex="7.99885463714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circle" chart:style-name="ch1">
        <chart:title svg:x="1.811cm" svg:y="0.138cm" chart:style-name="ch2">
          <text:p>Suddivisione ore/ruolo</text:p>
        </chart:title>
        <chart:legend chart:legend-position="end" svg:x="5.601cm" svg:y="1.864cm" chart:style-name="ch3"/>
        <chart:plot-area chart:style-name="ch4" table:cell-range-address="PRERR.A9:PRERR.B13 PRERR.B8:PRERR.B13 PRERR.A8:PRERR.A8" chart:data-source-has-labels="both" svg:x="0.158cm" svg:y="0.86cm" svg:width="5.28cm" svg:height="5.8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RERR.B9:PRERR.B13" chart:label-cell-address="PRERR.B8:PRERR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mministrator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ff00" dr3d:edge-rounding="5%"/>
      <style:text-properties fo:font-size="9pt" fo:font-weight="bold" style:font-size-asian="6pt" style:font-size-complex="6pt"/>
    </style:style>
    <style:style style:name="ch8" style:family="chart">
      <style:chart-properties chart:solid-type="cuboid"/>
      <style:graphic-properties draw:fill-color="#00ff00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9966cc"/>
    </style:style>
    <style:style style:name="ch11" style:family="chart">
      <style:chart-properties chart:solid-type="cuboid"/>
      <style:graphic-properties draw:fill-color="#0000ff"/>
    </style:style>
    <style:style style:name="ch12" style:family="chart">
      <style:chart-properties chart:solid-type="cuboid"/>
      <style:graphic-properties draw:fill-color="#ffff00"/>
    </style:style>
    <style:style style:name="ch13" style:family="chart">
      <style:chart-properties chart:solid-type="cuboid"/>
      <style:graphic-properties draw:fill-color="#00dc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ing" chart:style-name="ch1">
        <chart:legend chart:legend-position="end" svg:x="5.593cm" svg:y="1.449cm" chart:style-name="ch2"/>
        <chart:plot-area chart:style-name="ch3" table:cell-range-address="Totale.E17:Totale.F23" chart:data-source-has-labels="both" svg:x="0.16cm" svg:y="0.14cm" svg:width="5.273cm" svg:height="6.5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E18:Totale.E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F18:Totale.F23" chart:label-cell-address="Totale.F17:Totale.F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4.1269841269841">
                <text:p>14.1269841269841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4.9206349206349">
                <text:p>14.9206349206349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3.8095238095238">
                <text:p>23.809523809523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.7142857142857">
                <text:p>25.71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3deb3d" dr3d:edge-rounding="5%"/>
      <style:text-properties fo:color="#2323dc" fo:font-size="10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00ffff" draw:opacity="50%" draw:opacity-name="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775cm" svg:height="8.545cm" chart:class="chart:bar" chart:style-name="ch1">
        <chart:legend chart:legend-position="top" svg:x="13.066cm" svg:y="3.423cm" chart:style-name="ch2"/>
        <chart:plot-area chart:style-name="ch3" table:cell-range-address="Totale.E26:Totale.F31 Totale.I29:Totale.I29" chart:data-source-has-labels="both" svg:x="0.564cm" svg:y="0.183cm" svg:width="12.345cm" svg:height="8.0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E26:Totale.E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.F26:Totale.F31" chart:label-cell-address="Totale.I29:Totale.I29" chart:class="chart:bar"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i (in euro)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92">
                <text:p>2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30129909515381pt" style:font-size-asian="9.30129909515381pt" style:font-size-complex="9.30129909515381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3deb3d" dr3d:edge-rounding="5%"/>
      <style:text-properties fo:color="#2323dc" fo:font-size="10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00ffff" draw:opacity="50%" draw:opacity-name="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341cm" svg:height="10.105cm" chart:class="chart:bar" chart:style-name="ch1">
        <chart:legend chart:legend-position="top" svg:x="15.191cm" svg:y="4.047cm" chart:style-name="ch2"/>
        <chart:plot-area chart:style-name="ch3" table:cell-range-address="Totale.E26:Totale.F31 Totale.I29:Totale.I29" chart:data-source-has-labels="both" svg:x="0.655cm" svg:y="0.216cm" svg:width="14.353cm" svg:height="9.4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E26:Totale.E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.F26:Totale.F31" chart:label-cell-address="Totale.I29:Totale.I29" chart:class="chart:bar"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i (in euro)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92">
                <text:p>25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